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51000001CD7E47D18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cm" svg:height="10.728cm" svg:x="3.3cm" svg:y="0cm">
          <draw:image xlink:href="Pictures/1000000000000251000001CD7E47D18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4-16T17:28:55.029000000</dc:date>
    <meta:editing-duration>PT11M8S</meta:editing-duration>
    <meta:editing-cycles>5</meta:editing-cycles>
    <meta:generator>LibreOffice/4.3.2.2$Windows_x86 LibreOffice_project/edfb5295ba211bd31ad47d0bad0118690f76407d</meta:generator>
    <meta:document-statistic meta:object-count="1"/>
  </office:meta>
</office:document-meta>
</file>